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58CCB3972E23FAF8.png" manifest:media-type="image/png"/>
  <manifest:file-entry manifest:full-path="Pictures/1000020100000040000000407EC4C969717EDC0F.png" manifest:media-type="image/png"/>
  <manifest:file-entry manifest:full-path="Pictures/100002010000004000000040E32E2335F657FA9E.png" manifest:media-type="image/png"/>
  <manifest:file-entry manifest:full-path="Pictures/100002010000004000000040699E224DF37BC8CC.png" manifest:media-type="image/png"/>
  <manifest:file-entry manifest:full-path="Pictures/10000201000000400000004086A469D9B9B83437.png" manifest:media-type="image/png"/>
  <manifest:file-entry manifest:full-path="Pictures/1000020100000040000000409654F40143EF6A7D.png" manifest:media-type="image/png"/>
  <manifest:file-entry manifest:full-path="Pictures/1000020100000040000000401B4C2C8B8E04B878.png" manifest:media-type="image/png"/>
  <manifest:file-entry manifest:full-path="Pictures/10000201000000400000004031B80100F7116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3.9354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8701in" table:align="margins"/>
    </style:style>
    <style:style style:name="Table2.A" style:family="table-column">
      <style:table-column-properties style:column-width="3.9354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in" fo:margin-right="0in" fo:margin-top="0.25in" fo:margin-bottom="0.1665in" loext:contextual-spacing="false" fo:line-height="100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fo:letter-spacing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00%" fo:orphans="2" fo:widows="2" fo:text-indent="0in" style:auto-text-indent="false" fo:break-before="page" fo:padding-left="0in" fo:padding-right="0in" fo:padding-top="0in" fo:padding-bottom="0.0193in" fo:border-left="none" fo:border-right="none" fo:border-top="none" fo:border-bottom="0.06pt solid #eaecef"/>
    </style:style>
    <style:style style:name="P3" style:family="paragraph" style:parent-style-name="Heading_20_2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4" style:family="paragraph" style:parent-style-name="Text_20_body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5" style:family="paragraph" style:parent-style-name="Text_20_body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7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8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line-height="100%" fo:orphans="2" fo:widows="2" fo:text-indent="0in" style:auto-text-indent="false"/>
    </style:style>
    <style:style style:name="P11" style:family="paragraph" style:parent-style-name="Standard">
      <style:paragraph-properties fo:line-height="100%"/>
      <style:text-properties officeooo:rsid="000fac56" officeooo:paragraph-rsid="000fac56"/>
    </style:style>
    <style:style style:name="P12" style:family="paragraph" style:parent-style-name="Standard">
      <style:paragraph-properties fo:line-height="100%"/>
      <style:text-properties officeooo:rsid="001146b5" officeooo:paragraph-rsid="001146b5"/>
    </style:style>
    <style:style style:name="P1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1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fo:letter-spacing="normal"/>
    </style:style>
    <style:style style:name="P1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</style:style>
    <style:style style:name="P17" style:family="paragraph" style:parent-style-name="Preformatted_20_Text">
      <style:paragraph-properties fo:margin-top="0in" fo:margin-bottom="0.1965in" loext:contextual-spacing="false" fo:line-height="100%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18" style:family="paragraph" style:parent-style-name="Standard" style:list-style-name="L1">
      <style:paragraph-properties fo:line-height="100%"/>
      <style:text-properties style:text-line-through-style="none" style:text-line-through-type="none" officeooo:rsid="001146b5" officeooo:paragraph-rsid="001146b5"/>
    </style:style>
    <style:style style:name="P19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3fde6" officeooo:paragraph-rsid="0013fde6"/>
    </style:style>
    <style:style style:name="P20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4c82d" officeooo:paragraph-rsid="0014c82d"/>
    </style:style>
    <style:style style:name="P21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6c6e2" officeooo:paragraph-rsid="0016c6e2"/>
    </style:style>
    <style:style style:name="P22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892f0" officeooo:paragraph-rsid="001892f0"/>
    </style:style>
    <style:style style:name="P23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94437" officeooo:paragraph-rsid="00194437"/>
    </style:style>
    <style:style style:name="P24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1cc605" officeooo:paragraph-rsid="001cc605"/>
    </style:style>
    <style:style style:name="P25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20ab5b" officeooo:paragraph-rsid="0020ab5b"/>
    </style:style>
    <style:style style:name="P26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23fb3a" officeooo:paragraph-rsid="0023fb3a"/>
    </style:style>
    <style:style style:name="P27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style="italic" officeooo:rsid="0023fb3a" officeooo:paragraph-rsid="0023fb3a" style:font-style-asian="italic" style:font-style-complex="italic"/>
    </style:style>
    <style:style style:name="P28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style="italic" officeooo:rsid="00247e40" officeooo:paragraph-rsid="00247e40" style:font-style-asian="italic" style:font-style-complex="italic"/>
    </style:style>
    <style:style style:name="P29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style="italic" officeooo:rsid="00258924" officeooo:paragraph-rsid="00258924" style:font-style-asian="italic" style:font-style-complex="italic"/>
    </style:style>
    <style:style style:name="P30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247e40" officeooo:paragraph-rsid="00247e40"/>
    </style:style>
    <style:style style:name="P31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258924" officeooo:paragraph-rsid="00258924"/>
    </style:style>
    <style:style style:name="P32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reak-before="page" fo:background-color="#f6f8fa" fo:padding="0in" fo:border="none"/>
      <style:text-properties officeooo:rsid="001cc605" officeooo:paragraph-rsid="001cc605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4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5" style:family="paragraph" style:parent-style-name="Text_20_body" style:list-style-name="L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7" style:family="paragraph" style:parent-style-name="Text_20_body" style:list-style-name="L10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8" style:family="paragraph" style:parent-style-name="Text_20_body" style:list-style-name="L11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39" style:family="paragraph" style:parent-style-name="Text_20_body" style:list-style-name="L12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0" style:family="paragraph" style:parent-style-name="Text_20_body" style:list-style-name="L13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1" style:family="paragraph" style:parent-style-name="Text_20_body" style:list-style-name="L1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2" style:family="paragraph" style:parent-style-name="Text_20_body" style:list-style-name="L17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3" style:family="paragraph" style:parent-style-name="Text_20_body" style:list-style-name="L18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4" style:family="paragraph" style:parent-style-name="Text_20_body" style:list-style-name="L20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5" style:family="paragraph" style:parent-style-name="Text_20_body" style:list-style-name="L24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6" style:family="paragraph" style:parent-style-name="Text_20_body" style:list-style-name="L2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47" style:family="paragraph" style:parent-style-name="Text_20_body" style:list-style-name="L27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48" style:family="paragraph" style:parent-style-name="Text_20_body" style:list-style-name="L28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49" style:family="paragraph" style:parent-style-name="Text_20_body" style:list-style-name="L29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50" style:family="paragraph" style:parent-style-name="Text_20_body" style:list-style-name="L31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51" style:family="paragraph" style:parent-style-name="Text_20_body" style:list-style-name="L32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52" style:family="paragraph" style:parent-style-name="Text_20_body" style:list-style-name="L33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53" style:family="paragraph" style:parent-style-name="Text_20_body" style:list-style-name="L4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4" style:family="paragraph" style:parent-style-name="Text_20_body" style:list-style-name="L6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5" style:family="paragraph" style:parent-style-name="Text_20_body" style:list-style-name="L8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6" style:family="paragraph" style:parent-style-name="Text_20_body" style:list-style-name="L9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7" style:family="paragraph" style:parent-style-name="Text_20_body" style:list-style-name="L14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8" style:family="paragraph" style:parent-style-name="Text_20_body" style:list-style-name="L16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9" style:family="paragraph" style:parent-style-name="Text_20_body" style:list-style-name="L21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0" style:family="paragraph" style:parent-style-name="Text_20_body" style:list-style-name="L22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1" style:family="paragraph" style:parent-style-name="Text_20_body" style:list-style-name="L23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2" style:family="paragraph" style:parent-style-name="Text_20_body" style:list-style-name="L19">
      <style:paragraph-properties fo:margin-top="0in" fo:margin-bottom="0.1665in" loext:contextual-spacing="false" fo:line-height="100%" fo:orphans="2" fo:widows="2"/>
    </style:style>
    <style:style style:name="P63" style:family="paragraph" style:parent-style-name="Text_20_body" style:list-style-name="L26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</style:style>
    <style:style style:name="P64" style:family="paragraph" style:parent-style-name="Text_20_body" style:list-style-name="L30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65" style:family="paragraph" style:parent-style-name="Text_20_body" style:list-style-name="L34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66" style:family="paragraph" style:parent-style-name="Table_20_Contents">
      <style:text-properties officeooo:rsid="0016c6e2" officeooo:paragraph-rsid="0016c6e2"/>
    </style:style>
    <style:style style:name="P67" style:family="paragraph" style:parent-style-name="Table_20_Contents">
      <style:text-properties officeooo:rsid="00221522" officeooo:paragraph-rsid="00221522"/>
    </style:style>
    <style:style style:name="T1" style:family="text">
      <style:text-properties style:font-name="apple-system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24292e" style:font-name="apple-system" fo:font-size="9.75pt" fo:letter-spacing="normal" fo:font-style="normal" fo:font-weight="bold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5" style:family="text">
      <style:text-properties fo:font-variant="normal" fo:text-transform="none" fo:color="#24292e" fo:letter-spacing="normal" loext:padding="0in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2" style:family="text">
      <style:text-properties style:font-name="SFMono-Regular" fo:font-size="9.75pt" fo:font-style="normal" fo:font-weight="normal"/>
    </style:style>
    <style:style style:name="T13" style:family="text">
      <style:text-properties fo:color="#005cc5"/>
    </style:style>
    <style:style style:name="T14" style:family="text">
      <style:text-properties fo:color="#005cc5" style:font-name="SFMono-Regular" fo:font-size="9.75pt" fo:font-style="normal" fo:font-weight="normal"/>
    </style:style>
    <style:style style:name="T15" style:family="text">
      <style:text-properties fo:color="#d73a49"/>
    </style:style>
    <style:style style:name="T16" style:family="text">
      <style:text-properties fo:color="#d73a49" style:font-name="SFMono-Regular" fo:font-size="9.75pt" fo:font-style="normal" fo:font-weight="normal"/>
    </style:style>
    <style:style style:name="T17" style:family="text">
      <style:text-properties fo:color="#032f62"/>
    </style:style>
    <style:style style:name="T18" style:family="text">
      <style:text-properties fo:color="#032f62" style:font-name="SFMono-Regular" fo:font-size="9.75pt" fo:font-style="normal" fo:font-weight="normal"/>
    </style:style>
    <style:style style:name="T19" style:family="text">
      <style:text-properties fo:color="#6a737d" style:font-name="SFMono-Regular" fo:font-size="9.75pt" fo:font-style="normal" fo:font-weight="normal"/>
    </style:style>
    <style:style style:name="T20" style:family="text">
      <style:text-properties fo:color="#6f42c1"/>
    </style:style>
    <style:style style:name="T21" style:family="text">
      <style:text-properties fo:color="#6f42c1" style:font-name="SFMono-Regular" fo:font-size="9.75pt" fo:font-style="normal" fo:font-weight="normal"/>
    </style:style>
    <style:style style:name="T22" style:family="text">
      <style:text-properties fo:color="#e36209"/>
    </style:style>
    <style:style style:name="T23" style:family="text">
      <style:text-properties fo:color="#e36209" style:font-name="SFMono-Regular" fo:font-size="9.75pt" fo:font-style="normal" fo:font-weight="normal"/>
    </style:style>
    <style:style style:name="T24" style:family="text">
      <style:text-properties fo:color="#22863a"/>
    </style:style>
    <style:style style:name="T25" style:family="text">
      <style:text-properties fo:color="#22863a" style:font-name="SFMono-Regular" fo:font-size="9.75pt" fo:font-style="normal" fo:font-weight="normal"/>
    </style:style>
    <style:style style:name="T26" style:family="text">
      <style:text-properties officeooo:rsid="001e9d55"/>
    </style:style>
    <style:style style:name="T27" style:family="text">
      <style:text-properties officeooo:rsid="0026df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jango: Web Framework for cleaner python web development.</text:p>
      <text:p text:style-name="P12">Django provides:</text:p>
      <text:list xml:id="list3470136328" text:style-name="L1">
        <text:list-item>
          <text:p text:style-name="P18">Object-Relational Mapping(ORM)</text:p>
        </text:list-item>
        <text:list-item>
          <text:p text:style-name="P18">URL routing</text:p>
        </text:list-item>
        <text:list-item>
          <text:p text:style-name="P18">HTML templating</text:p>
        </text:list-item>
        <text:list-item>
          <text:p text:style-name="P18">Form handling</text:p>
        </text:list-item>
        <text:list-item>
          <text:p text:style-name="P18">Testing</text:p>
        </text:list-item>
      </text:list>
      <text:p text:style-name="P19">manage.py: Runs commands</text:p>
      <text:p text:style-name="P19">shelter/__init__.py: Tells Python that the folder contains Python files</text:p>
      <text:p text:style-name="P19">shelter/wsgi.py: Provides a hook for web servers</text:p>
      <text:p text:style-name="P20">We do not touch above much, </text:p>
      <text:p text:style-name="P20">shelter/settings.py: configures Django</text:p>
      <text:p text:style-name="P20">shelter/urls.py: routes requests based on URL</text:p>
      <text:p text:style-name="P20"/>
      <text:p text:style-name="P21">For App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6">File/Folder</text:p>
          </table:table-cell>
          <table:table-cell table:style-name="Table1.B1" office:value-type="string">
            <text:p text:style-name="P66">Role</text:p>
          </table:table-cell>
        </table:table-row>
        <table:table-row>
          <table:table-cell table:style-name="Table1.A2" office:value-type="string">
            <text:p text:style-name="P66">Apps.py</text:p>
          </table:table-cell>
          <table:table-cell table:style-name="Table1.B2" office:value-type="string">
            <text:p text:style-name="P66">Configuration and initialization</text:p>
          </table:table-cell>
        </table:table-row>
        <table:table-row>
          <table:table-cell table:style-name="Table1.A2" office:value-type="string">
            <text:p text:style-name="P66">Models.py</text:p>
          </table:table-cell>
          <table:table-cell table:style-name="Table1.B2" office:value-type="string">
            <text:p text:style-name="P66">Data layer</text:p>
          </table:table-cell>
        </table:table-row>
        <table:table-row>
          <table:table-cell table:style-name="Table1.A2" office:value-type="string">
            <text:p text:style-name="P66">Admin.py</text:p>
          </table:table-cell>
          <table:table-cell table:style-name="Table1.B2" office:value-type="string">
            <text:p text:style-name="P66">Administrative interface</text:p>
          </table:table-cell>
        </table:table-row>
        <table:table-row>
          <table:table-cell table:style-name="Table1.A2" office:value-type="string">
            <text:p text:style-name="P66">Urls.py</text:p>
          </table:table-cell>
          <table:table-cell table:style-name="Table1.B2" office:value-type="string">
            <text:p text:style-name="P66">URL routing</text:p>
          </table:table-cell>
        </table:table-row>
        <table:table-row>
          <table:table-cell table:style-name="Table1.A2" office:value-type="string">
            <text:p text:style-name="P66">View.py</text:p>
          </table:table-cell>
          <table:table-cell table:style-name="Table1.B2" office:value-type="string">
            <text:p text:style-name="P66">Control layer</text:p>
          </table:table-cell>
        </table:table-row>
        <table:table-row>
          <table:table-cell table:style-name="Table1.A2" office:value-type="string">
            <text:p text:style-name="P66">Tests.py</text:p>
          </table:table-cell>
          <table:table-cell table:style-name="Table1.B2" office:value-type="string">
            <text:p text:style-name="P66">Tests the app</text:p>
          </table:table-cell>
        </table:table-row>
        <table:table-row>
          <table:table-cell table:style-name="Table1.A2" office:value-type="string">
            <text:p text:style-name="P66">Migrations</text:p>
          </table:table-cell>
          <table:table-cell table:style-name="Table1.B2" office:value-type="string">
            <text:p text:style-name="P66">Holds migrations files</text:p>
          </table:table-cell>
        </table:table-row>
      </table:table>
      <text:p text:style-name="P21"/>
      <text:p text:style-name="P22">Django uses a Model View Controller Model like Ruby on Rails</text:p>
      <text:p text:style-name="P22"/>
      <text:p text:style-name="P23">URL Patterns: starterproject1/urls.py</text:p>
      <text:p text:style-name="P23"><text:tab/><text:tab/>Views: adoptionstart/views.py</text:p>
      <text:p text:style-name="P23"><text:tab/><text:tab/><text:tab/>Templates:adoptionstart/templates/</text:p>
      <text:p text:style-name="P23"><text:tab/><text:tab/>Models:adoptionstart/models.py</text:p>
      <text:p text:style-name="P23"/>
      <text:p text:style-name="P24">Remember Models: Create the data layer of the app and define the database structure. <text:span text:style-name="T26">Also allow us to query a database. Basically a model is a class inheriting from django.db.models.Model, and is used to define fields as class attributes.</text:span></text:p>
      <text:p text:style-name="P24"/>
      <text:p text:style-name="P25">To run server: python3 manage.py runserver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7">Regular</text:p>
          </table:table-cell>
          <table:table-cell table:style-name="Table2.B1" office:value-type="string">
            <text:p text:style-name="P67">String That matches</text:p>
          </table:table-cell>
        </table:table-row>
        <table:table-row>
          <table:table-cell table:style-name="Table2.A2" office:value-type="string">
            <text:p text:style-name="P67">Ducky</text:p>
          </table:table-cell>
          <table:table-cell table:style-name="Table2.B2" office:value-type="string">
            <text:p text:style-name="P67">Rubber ducky</text:p>
          </table:table-cell>
        </table:table-row>
        <table:table-row>
          <table:table-cell table:style-name="Table2.A2" office:value-type="string">
            <text:p text:style-name="P67">\d</text:p>
          </table:table-cell>
          <table:table-cell table:style-name="Table2.B2" office:value-type="string">
            <text:p text:style-name="P67">1</text:p>
          </table:table-cell>
        </table:table-row>
        <table:table-row>
          <table:table-cell table:style-name="Table2.A2" office:value-type="string">
            <text:p text:style-name="P67">\d+</text:p>
          </table:table-cell>
          <table:table-cell table:style-name="Table2.B2" office:value-type="string">
            <text:p text:style-name="P67">12 ounces</text:p>
          </table:table-cell>
        </table:table-row>
        <table:table-row>
          <table:table-cell table:style-name="Table2.A2" office:value-type="string">
            <text:p text:style-name="P67">^admin/</text:p>
          </table:table-cell>
          <table:table-cell table:style-name="Table2.B2" office:value-type="string">
            <text:p text:style-name="P67">admin/inventory/item/</text:p>
          </table:table-cell>
        </table:table-row>
        <table:table-row>
          <table:table-cell table:style-name="Table2.A2" office:value-type="string">
            <text:p text:style-name="P67">Suffix$</text:p>
          </table:table-cell>
          <table:table-cell table:style-name="Table2.B2" office:value-type="string">
            <text:p text:style-name="P67">Anything-suffix</text:p>
          </table:table-cell>
        </table:table-row>
        <table:table-row>
          <table:table-cell table:style-name="Table2.A2" office:value-type="string">
            <text:p text:style-name="P67">^$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6"><text:soft-page-break/><text:span text:style-name="T27">Www. </text:span>Pythex.org is a good place to test your code.</text:p>
      <text:p text:style-name="P27">Special Characters: </text:p>
      <text:p text:style-name="P26">\<text:tab/>escape special characters</text:p>
      <text:p text:style-name="P26">.<text:tab/>matches any character</text:p>
      <text:p text:style-name="P26">^<text:tab/>matches beginning of string</text:p>
      <text:p text:style-name="P26">$<text:tab/>matches end of string</text:p>
      <text:p text:style-name="P26">[5b-d]<text:tab/>matches any chars '5', 'b', 'c' or 'd'</text:p>
      <text:p text:style-name="P26">[^a-c6]<text:tab/>matches any char except 'a', 'b', 'c' or '6'</text:p>
      <text:p text:style-name="P26">R|S<text:tab/>matches either regex R or regex S</text:p>
      <text:p text:style-name="P26">()<text:tab/>creates a capture group and indicates precedence</text:p>
      <text:p text:style-name="P26"/>
      <text:p text:style-name="P27">Quantifiers</text:p>
      <text:p text:style-name="P26">*<text:tab/>0 or more (append ? for non-greedy)</text:p>
      <text:p text:style-name="P26">+<text:tab/>1 or more (append ? for non-greedy)</text:p>
      <text:p text:style-name="P26">?<text:tab/>0 or 1 (append ? for non-greedy)</text:p>
      <text:p text:style-name="P26">{m}<text:tab/>exactly mm occurrences</text:p>
      <text:p text:style-name="P26">{m, n}<text:tab/>from m to n. m defaults to 0, n to infinity</text:p>
      <text:p text:style-name="P26">{m, n}?<text:tab/>from m to n, as few as possible</text:p>
      <text:p text:style-name="P26"/>
      <text:p text:style-name="P28">Special sequences</text:p>
      <text:p text:style-name="P30">\A<text:tab/>start of string</text:p>
      <text:p text:style-name="P30">\b<text:tab/>matches empty string at word boundary (between \w and \W)</text:p>
      <text:p text:style-name="P30">\B<text:tab/>matches empty string not at word boundary</text:p>
      <text:p text:style-name="P30">\d<text:tab/>digit</text:p>
      <text:p text:style-name="P30">\D<text:tab/>non-digit</text:p>
      <text:p text:style-name="P30">\s<text:tab/>whitespace: [ \t\n\r\f\v]</text:p>
      <text:p text:style-name="P30">\S<text:tab/>non-whitespace</text:p>
      <text:p text:style-name="P30">\w<text:tab/>alphanumeric: [0-9a-zA-Z_]</text:p>
      <text:p text:style-name="P30">\W<text:tab/>non-alphanumeric</text:p>
      <text:p text:style-name="P30">\Z<text:tab/>end of string</text:p>
      <text:p text:style-name="P30">\g&lt;id&gt;<text:tab/>matches a previously defined group</text:p>
      <text:p text:style-name="P29">Special sequences</text:p>
      <text:p text:style-name="P31">(?iLmsux)<text:tab/>matches empty string, sets re.X flags</text:p>
      <text:p text:style-name="P31">(?:...)<text:tab/>non-capturing version of regular parentheses</text:p>
      <text:p text:style-name="P31">(?P...)<text:tab/>matches whatever matched previously named group</text:p>
      <text:p text:style-name="P31">(?P=)<text:tab/>digit</text:p>
      <text:p text:style-name="P31">(?#...)<text:tab/>a comment; ignored</text:p>
      <text:p text:style-name="P31">(?=...)<text:tab/>lookahead assertion: matches without consuming</text:p>
      <text:p text:style-name="P31">(?!...)<text:tab/>negative lookahead assertion</text:p>
      <text:p text:style-name="P31">(?&lt;=...)<text:tab/>lookbehind assertion: matches if preceded</text:p>
      <text:p text:style-name="P31">(?&lt;!...)<text:tab/>negative lookbehind assertion</text:p>
      <text:p text:style-name="P31">(?(id)yes|no)<text:tab/>match 'yes' if group 'id' matched, else 'no'</text:p>
      <text:p text:style-name="P32"/>
      <text:h text:style-name="P2" text:outline-level="2"><text:bookmark text:name="user-content-tv-creating-a-view"/><text:span text:style-name="T8"><draw:frame draw:style-name="fr1" draw:name="Image12" text:anchor-type="as-char" svg:width="0.2083in" svg:height="0.2083in" draw:z-index="11"><draw:image xlink:href="Pictures/100002010000004000000040699E224DF37BC8CC.png" xlink:type="simple" xlink:show="embed" xlink:actuate="onLoad" loext:mime-type="image/png"/><svg:title>tv</svg:title></draw:frame></text:span><text:span text:style-name="T8"> </text:span><text:span text:style-name="T4">Creating a view</text:span><text:span text:style-name="T2">Within the app directory, open </text:span><text:span text:style-name="Source_20_Text"><text:span text:style-name="T6">views.py</text:span></text:span><text:span text:style-name="T2"> and add the following:</text:span></text:h>
      <text:p text:style-name="P7"><text:span text:style-name="T15">from</text:span> django.http <text:span text:style-name="T15">import</text:span> HttpResponse</text:p>
      <text:p text:style-name="P16"/>
      <text:p text:style-name="P14"><text:span text:style-name="T15">def</text:span> <text:span text:style-name="T20">index</text:span>(request):</text:p>
      <text:p text:style-name="P15"><text:s text:c="4"/><text:span text:style-name="T16">return</text:span><text:span text:style-name="T12"> HttpResponse(</text:span><text:span text:style-name="T18">"Hello, World!"</text:span><text:span text:style-name="T12">)</text:span></text:p>
      <text:list xml:id="list2275900224" text:style-name="L2">
        <text:list-item>
          <text:p text:style-name="P33"><text:span text:style-name="T2">Still within the app directory, open (or create) </text:span><text:span text:style-name="Source_20_Text"><text:span text:style-name="T6">urls.py</text:span></text:span></text:p>
        </text:list-item>
      </text:list>
      <text:p text:style-name="P7"><text:span text:style-name="T15">from</text:span> django.urls <text:span text:style-name="T15">import</text:span> path</text:p>
      <text:p text:style-name="P14"><text:span text:style-name="T15">from</text:span> . <text:span text:style-name="T15">import</text:span> views</text:p>
      <text:p text:style-name="P16"/>
      <text:p text:style-name="P14">urlpatterns <text:span text:style-name="T15">=</text:span> [</text:p>
      <text:p text:style-name="P15"><text:s text:c="4"/><text:span text:style-name="T12">path(</text:span><text:span text:style-name="T18">''</text:span><text:span text:style-name="T12">, views.index, </text:span><text:span text:style-name="T23">name</text:span><text:span text:style-name="T16">=</text:span><text:span text:style-name="T18">'index'</text:span><text:span text:style-name="T12">),</text:span></text:p>
      <text:p text:style-name="P14">]</text:p>
      <text:list xml:id="list506483734" text:style-name="L3">
        <text:list-item>
          <text:p text:style-name="P34"><text:span text:style-name="T2">Now within the project directory, edit </text:span><text:span text:style-name="Source_20_Text"><text:span text:style-name="T6">urls.py</text:span></text:span><text:span text:style-name="T2"> to include the following</text:span></text:p>
        </text:list-item>
      </text:list>
      <text:p text:style-name="P7"><text:span text:style-name="T15">from</text:span> django.contrib <text:span text:style-name="T15">import</text:span> admin</text:p>
      <text:p text:style-name="P14"><text:span text:style-name="T15">from</text:span> django.urls <text:span text:style-name="T15">import</text:span> include, path</text:p>
      <text:p text:style-name="P16"/>
      <text:p text:style-name="P14">urlpatterns <text:span text:style-name="T15">=</text:span> [</text:p>
      <text:p text:style-name="P15"><text:s text:c="4"/><text:span text:style-name="T12">path(</text:span><text:span text:style-name="T18">'app/'</text:span><text:span text:style-name="T12">, include(</text:span><text:span text:style-name="T18">'app.urls'</text:span><text:span text:style-name="T12">)),</text:span></text:p>
      <text:p text:style-name="P15"><text:s text:c="4"/><text:span text:style-name="T12">path(</text:span><text:span text:style-name="T18">'admin/'</text:span><text:span text:style-name="T12">, admin.site.urls),</text:span></text:p>
      <text:p text:style-name="P14">]</text:p>
      <text:list xml:id="list4145060831" text:style-name="L4">
        <text:list-item>
          <text:p text:style-name="P53">To create a url pattern to the index of the site, use the following urlpattern:</text:p>
        </text:list-item>
      </text:list>
      <text:p text:style-name="P7">urlpatterns <text:span text:style-name="T15">=</text:span> [</text:p>
      <text:p text:style-name="P15"><text:s text:c="4"/><text:span text:style-name="T12">path(</text:span><text:span text:style-name="T18">""</text:span><text:span text:style-name="T12">, include(</text:span><text:span text:style-name="T18">'app.urls'</text:span><text:span text:style-name="T12">)),</text:span></text:p>
      <text:p text:style-name="P14">]</text:p>
      <text:list xml:id="list3973975924" text:style-name="L5">
        <text:list-item>
          <text:p text:style-name="P35"><text:span text:style-name="T2">Remember: there are multiple files named </text:span><text:span text:style-name="Source_20_Text"><text:span text:style-name="T6">urls.py</text:span></text:span></text:p>
        </text:list-item>
        <text:list-item>
          <text:p text:style-name="P35"><text:span text:style-name="T2">The </text:span><text:span text:style-name="Source_20_Text"><text:span text:style-name="T6">urls.py</text:span></text:span><text:span text:style-name="T2"> file within app directories are organized by the </text:span><text:span text:style-name="Source_20_Text"><text:span text:style-name="T6">urls.py</text:span></text:span><text:span text:style-name="T2"> found in the project folder.</text:span></text:p>
        </text:list-item>
      </text:list>
      <text:h text:style-name="P1" text:outline-level="2"><text:bookmark text:name="user-content-art-creating-a-template"/><draw:frame draw:style-name="fr1" draw:name="Image13" text:anchor-type="as-char" svg:width="0.2083in" svg:height="0.2083in" draw:z-index="12"><draw:image xlink:href="Pictures/1000020100000040000000407EC4C969717EDC0F.png" xlink:type="simple" xlink:show="embed" xlink:actuate="onLoad" loext:mime-type="image/png"/><svg:title>art</svg:title></draw:frame> <text:span text:style-name="T1">Creating a template</text:span></text:h>
      <text:list xml:id="list215962310" text:style-name="L6">
        <text:list-item>
          <text:p text:style-name="P54">Within the app directory, HTML, CSS, and JavaScript files are located within the following locations:</text:p>
        </text:list-item>
      </text:list>
      <text:p text:style-name="P8"><text:span text:style-name="Source_20_Text"><text:span text:style-name="T7">app/</text:span></text:span></text:p>
      <text:p text:style-name="P16"><text:span text:style-name="Source_20_Text"><text:span text:style-name="T5"><text:s text:c="3"/></text:span></text:span><text:span text:style-name="Source_20_Text"><text:span text:style-name="T7">templates/</text:span></text:span></text:p>
      <text:p text:style-name="P16"><text:span text:style-name="Source_20_Text"><text:span text:style-name="T5"><text:s text:c="6"/></text:span></text:span><text:span text:style-name="Source_20_Text"><text:span text:style-name="T7">index.html</text:span></text:span></text:p>
      <text:p text:style-name="P16"><text:span text:style-name="Source_20_Text"><text:span text:style-name="T5"><text:s text:c="3"/></text:span></text:span><text:span text:style-name="Source_20_Text"><text:span text:style-name="T7">static/</text:span></text:span></text:p>
      <text:p text:style-name="P16"><text:span text:style-name="Source_20_Text"><text:span text:style-name="T5"><text:s text:c="6"/></text:span></text:span><text:span text:style-name="Source_20_Text"><text:span text:style-name="T7">style.css</text:span></text:span></text:p>
      <text:p text:style-name="P16"><text:span text:style-name="Source_20_Text"><text:span text:style-name="T5"><text:s text:c="6"/></text:span></text:span><text:span text:style-name="Source_20_Text"><text:span text:style-name="T7">script.js</text:span></text:span></text:p>
      <text:list xml:id="list844140431" text:style-name="L7">
        <text:list-item>
          <text:p text:style-name="P36"><text:span text:style-name="T2">To add a template to views, open </text:span><text:span text:style-name="Source_20_Text"><text:span text:style-name="T6">views.py</text:span></text:span><text:span text:style-name="T2"> within the app directory and include the following:</text:span></text:p>
        </text:list-item>
      </text:list>
      <text:p text:style-name="P7"><text:span text:style-name="T15">from</text:span> django.shortcuts <text:span text:style-name="T15">import</text:span> render</text:p>
      <text:p text:style-name="P16"/>
      <text:p text:style-name="P14"><text:span text:style-name="T15">def</text:span> <text:span text:style-name="T20">index</text:span>(request):</text:p>
      <text:p text:style-name="P15"><text:s text:c="4"/><text:span text:style-name="T16">return</text:span><text:span text:style-name="T12"> render(request,</text:span><text:span text:style-name="T18">'index.html'</text:span><text:span text:style-name="T12">)</text:span></text:p>
      <text:list xml:id="list4175425570" text:style-name="L8">
        <text:list-item>
          <text:p text:style-name="P55">To include context to the template:</text:p>
        </text:list-item>
      </text:list>
      <text:p text:style-name="P7"><text:span text:style-name="T15">def</text:span> <text:span text:style-name="T20">index</text:span>(request):</text:p>
      <text:p text:style-name="P15"><text:s text:c="8"/><text:span text:style-name="T12">context </text:span><text:span text:style-name="T16">=</text:span><text:span text:style-name="T12"> {</text:span><text:span text:style-name="T18">"context_variable"</text:span><text:span text:style-name="T12">: context_variable}</text:span></text:p>
      <text:p text:style-name="P15"><text:s text:c="4"/><text:span text:style-name="T16">return</text:span><text:span text:style-name="T12"> render(request,</text:span><text:span text:style-name="T18">'index.html'</text:span><text:span text:style-name="T12">, context)</text:span></text:p>
      <text:list xml:id="list903145704" text:style-name="L9">
        <text:list-item>
          <text:p text:style-name="P56"><text:soft-page-break/>Within the HTML file, you can reference static files by adding the following:</text:p>
        </text:list-item>
      </text:list>
      <text:p text:style-name="P7">{% load static %}</text:p>
      <text:p text:style-name="P16"/>
      <text:p text:style-name="P14">&lt;!DOCTYPE html&gt;</text:p>
      <text:p text:style-name="P14">&lt;<text:span text:style-name="T24">html</text:span> <text:span text:style-name="T20">lang</text:span>=<text:span text:style-name="T17">"en"</text:span>&gt;</text:p>
      <text:p text:style-name="P15"><text:s text:c="8"/><text:span text:style-name="T12">&lt;</text:span><text:span text:style-name="T25">head</text:span><text:span text:style-name="T12">&gt;</text:span></text:p>
      <text:p text:style-name="P15"><text:s text:c="16"/><text:span text:style-name="T12">&lt;</text:span><text:span text:style-name="T25">meta</text:span><text:span text:style-name="T12"> </text:span><text:span text:style-name="T21">charset</text:span><text:span text:style-name="T12">=</text:span><text:span text:style-name="T18">"UTF-8"</text:span><text:span text:style-name="T12">&gt;</text:span></text:p>
      <text:p text:style-name="P15"><text:s text:c="16"/><text:span text:style-name="T12">&lt;</text:span><text:span text:style-name="T25">meta</text:span><text:span text:style-name="T12"> </text:span><text:span text:style-name="T21">name</text:span><text:span text:style-name="T12">=</text:span><text:span text:style-name="T18">"viewport"</text:span><text:span text:style-name="T12"> </text:span><text:span text:style-name="T21">content</text:span><text:span text:style-name="T12">=</text:span><text:span text:style-name="T18">"width=device-width, initial-scale=1"</text:span><text:span text:style-name="T12">&gt;</text:span></text:p>
      <text:p text:style-name="P15"><text:s text:c="16"/></text:p>
      <text:p text:style-name="P15"><text:s text:c="16"/><text:span text:style-name="T12">&lt;</text:span><text:span text:style-name="T25">link</text:span><text:span text:style-name="T12"> </text:span><text:span text:style-name="T21">rel</text:span><text:span text:style-name="T12">=</text:span><text:span text:style-name="T18">"stylesheet"</text:span><text:span text:style-name="T12"> </text:span><text:span text:style-name="T21">href</text:span><text:span text:style-name="T12">=</text:span><text:span text:style-name="T18">"{% static 'styles.css' %}"</text:span><text:span text:style-name="T12">&gt;</text:span></text:p>
      <text:p text:style-name="P15"><text:s text:c="8"/><text:span text:style-name="T12">&lt;/</text:span><text:span text:style-name="T25">head</text:span><text:span text:style-name="T12">&gt;</text:span></text:p>
      <text:p text:style-name="P14">&lt;/<text:span text:style-name="T24">html</text:span>&gt;</text:p>
      <text:list xml:id="list2285688034" text:style-name="L10">
        <text:list-item>
          <text:p text:style-name="P37"><text:span text:style-name="T2">To make sure to include the following in your </text:span><text:span text:style-name="Source_20_Text"><text:span text:style-name="T6">settings,py</text:span></text:span><text:span text:style-name="T2">:</text:span></text:p>
        </text:list-item>
      </text:list>
      <text:p text:style-name="P7"><text:span text:style-name="T13">STATIC_URL</text:span> <text:span text:style-name="T15">=</text:span> <text:span text:style-name="T17">'/static/'</text:span></text:p>
      <text:p text:style-name="P14"><text:span text:style-name="T13">STATICFILES_DIRS</text:span> <text:span text:style-name="T15">=</text:span> [</text:p>
      <text:p text:style-name="P15"><text:s text:c="8"/><text:span text:style-name="T12">os.path.join(</text:span><text:span text:style-name="T14">BASE_DIR</text:span><text:span text:style-name="T12">, </text:span><text:span text:style-name="T18">"static"</text:span><text:span text:style-name="T12">)</text:span></text:p>
      <text:p text:style-name="P14">]</text:p>
      <text:list xml:id="list1097440319" text:style-name="L11">
        <text:list-item>
          <text:p text:style-name="P38"><text:span text:style-name="T2">To add an </text:span><text:span text:style-name="Source_20_Text"><text:span text:style-name="T6">extends</text:span></text:span><text:span text:style-name="T2">:</text:span></text:p>
        </text:list-item>
      </text:list>
      <text:p text:style-name="P7">{% extends 'base.html'%}</text:p>
      <text:p text:style-name="P16"/>
      <text:p text:style-name="P14">{% block content %}</text:p>
      <text:p text:style-name="P16"/>
      <text:p text:style-name="P14">Hello, World!</text:p>
      <text:p text:style-name="P16"/>
      <text:p text:style-name="P14">{% endblock %}</text:p>
      <text:list xml:id="list3278904943" text:style-name="L12">
        <text:list-item>
          <text:p text:style-name="P39"><text:span text:style-name="T2">And then in </text:span><text:span text:style-name="Source_20_Text"><text:span text:style-name="T6">base.html</text:span></text:span><text:span text:style-name="T2"> add:</text:span></text:p>
        </text:list-item>
      </text:list>
      <text:p text:style-name="P7">&lt;<text:span text:style-name="T24">body</text:span>&gt;</text:p>
      <text:p text:style-name="P15"><text:s text:c="8"/><text:span text:style-name="T12">{% block content %}{% endblock %}</text:span></text:p>
      <text:p text:style-name="P14">&lt;/<text:span text:style-name="T24">body</text:span>&gt;</text:p>
      <text:h text:style-name="P1" text:outline-level="2"><text:bookmark text:name="user-content-ticket-creating-a-model"/><draw:frame draw:style-name="fr1" draw:name="Image14" text:anchor-type="as-char" svg:width="0.2083in" svg:height="0.2083in" draw:z-index="13"><draw:image xlink:href="Pictures/10000201000000400000004086A469D9B9B83437.png" xlink:type="simple" xlink:show="embed" xlink:actuate="onLoad" loext:mime-type="image/png"/><svg:title>ticket</svg:title></draw:frame> <text:span text:style-name="T1">Creating a model</text:span></text:h>
      <text:list xml:id="list4249272821" text:style-name="L13">
        <text:list-item>
          <text:p text:style-name="P40"><text:span text:style-name="T2">Within the app's </text:span><text:span text:style-name="Source_20_Text"><text:span text:style-name="T6">models.py</text:span></text:span><text:span text:style-name="T2"> file, an example of a simple model can be added with the following:</text:span></text:p>
        </text:list-item>
      </text:list>
      <text:p text:style-name="P7"><text:span text:style-name="T15">from</text:span> django.db <text:span text:style-name="T15">import</text:span> models</text:p>
      <text:p text:style-name="P16"/>
      <text:p text:style-name="P14"><text:span text:style-name="T15">class</text:span> <text:span text:style-name="T20">Person</text:span>(<text:span text:style-name="T20">models</text:span>.<text:span text:style-name="T20">Model</text:span>):</text:p>
      <text:p text:style-name="P15"><text:s text:c="8"/><text:span text:style-name="T12">first_name </text:span><text:span text:style-name="T16">=</text:span><text:span text:style-name="T12"> models.CharField(</text:span><text:span text:style-name="T23">max_length</text:span><text:span text:style-name="T16">=</text:span><text:span text:style-name="T14">30</text:span><text:span text:style-name="T12">)</text:span></text:p>
      <text:p text:style-name="P15"><text:s text:c="8"/><text:span text:style-name="T12">last_name </text:span><text:span text:style-name="T16">=</text:span><text:span text:style-name="T12"> models.CharField(</text:span><text:span text:style-name="T23">max_length</text:span><text:span text:style-name="T16">=</text:span><text:span text:style-name="T14">30</text:span><text:span text:style-name="T12">)</text:span></text:p>
      <text:p text:style-name="P10"><text:span text:style-name="Emphasis"><text:span text:style-name="T2">Note that you don't need to create a primary key, Django automatically adds an IntegerField.</text:span></text:span></text:p>
      <text:list xml:id="list3941069306" text:style-name="L14">
        <text:list-item>
          <text:p text:style-name="P57">To inact changes in your models, use the following commands in your shell:</text:p>
        </text:list-item>
      </text:list>
      <text:p text:style-name="P8"><text:span text:style-name="Source_20_Text"><text:span text:style-name="T7">$ python manage.py makemigrations &lt;app_name&gt;</text:span></text:span></text:p>
      <text:p text:style-name="P16"><text:span text:style-name="Source_20_Text"><text:span text:style-name="T7">$ python manage.py migrate</text:span></text:span></text:p>
      <text:p text:style-name="P10"><text:span text:style-name="Emphasis"><text:span text:style-name="T2">Note: including &lt;app_name&gt; is optional.</text:span></text:span></text:p>
      <text:list xml:id="list381550709" text:style-name="L15">
        <text:list-item>
          <text:p text:style-name="P41"><text:span text:style-name="T2">A one-to-many relationship can be made with a </text:span><text:span text:style-name="Source_20_Text"><text:span text:style-name="T6">ForeignKey</text:span></text:span><text:span text:style-name="T2">:</text:span></text:p>
        </text:list-item>
      </text:list>
      <text:p text:style-name="P7"><text:span text:style-name="T15">class</text:span> <text:span text:style-name="T20">Musician</text:span>(<text:span text:style-name="T20">models</text:span>.<text:span text:style-name="T20">Model</text:span>):</text:p>
      <text:p text:style-name="P15"><text:s text:c="4"/><text:span text:style-name="T12">first_name </text:span><text:span text:style-name="T16">=</text:span><text:span text:style-name="T12"> models.CharField(</text:span><text:span text:style-name="T23">max_length</text:span><text:span text:style-name="T16">=</text:span><text:span text:style-name="T14">50</text:span><text:span text:style-name="T12">)</text:span></text:p>
      <text:p text:style-name="P15"><text:s text:c="4"/><text:span text:style-name="T12">last_name </text:span><text:span text:style-name="T16">=</text:span><text:span text:style-name="T12"> models.CharField(</text:span><text:span text:style-name="T23">max_length</text:span><text:span text:style-name="T16">=</text:span><text:span text:style-name="T14">50</text:span><text:span text:style-name="T12">)</text:span></text:p>
      <text:p text:style-name="P15"><text:s text:c="4"/><text:span text:style-name="T12">instrument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16"/>
      <text:p text:style-name="P14"><text:soft-page-break/><text:span text:style-name="T15">class</text:span> <text:span text:style-name="T20">Album</text:span>(<text:span text:style-name="T20">models</text:span>.<text:span text:style-name="T20">Model</text:span>):</text:p>
      <text:p text:style-name="P15"><text:s text:c="4"/><text:span text:style-name="T12">artist </text:span><text:span text:style-name="T16">=</text:span><text:span text:style-name="T12"> models.ForeignKey(Musician, </text:span><text:span text:style-name="T23">on_delete</text:span><text:span text:style-name="T16">=</text:span><text:span text:style-name="T12">models.</text:span><text:span text:style-name="T14">CASCADE</text:span><text:span text:style-name="T12">)</text:span></text:p>
      <text:p text:style-name="P15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15"><text:s text:c="4"/><text:span text:style-name="T12">release_date </text:span><text:span text:style-name="T16">=</text:span><text:span text:style-name="T12"> models.DateField()</text:span></text:p>
      <text:p text:style-name="P15"><text:s text:c="4"/><text:span text:style-name="T12">num_stars </text:span><text:span text:style-name="T16">=</text:span><text:span text:style-name="T12"> models.IntegerField()</text:span></text:p>
      <text:list xml:id="list2337854139" text:style-name="L16">
        <text:list-item>
          <text:p text:style-name="P58">In this example, to query for the set of albums of a musician:</text:p>
        </text:list-item>
      </text:list>
      <text:p text:style-name="P7"><text:span text:style-name="T15">&gt;&gt;&gt;</text:span> m <text:span text:style-name="T15">=</text:span> Musician.objects.get(<text:span text:style-name="T22">pk</text:span><text:span text:style-name="T15">=</text:span><text:span text:style-name="T13">1</text:span>)</text:p>
      <text:p text:style-name="P14"><text:span text:style-name="T15">&gt;&gt;&gt;</text:span> a <text:span text:style-name="T15">=</text:span> m.album_set.get()</text:p>
      <text:list xml:id="list779155760" text:style-name="L17">
        <text:list-item>
          <text:p text:style-name="P42"><text:span text:style-name="T2">A many-to-many relationship can be made with a </text:span><text:span text:style-name="Source_20_Text"><text:span text:style-name="T6">ManyToManyField</text:span></text:span><text:span text:style-name="T2">:</text:span></text:p>
        </text:list-item>
      </text:list>
      <text:p text:style-name="P7"><text:span text:style-name="T15">class</text:span> <text:span text:style-name="T20">Topping</text:span>(<text:span text:style-name="T20">models</text:span>.<text:span text:style-name="T20">Model</text:span>):</text:p>
      <text:p text:style-name="P15"><text:s text:c="4"/><text:span text:style-name="T19"># ...</text:span></text:p>
      <text:p text:style-name="P15"><text:s text:c="4"/><text:span text:style-name="T16">pass</text:span></text:p>
      <text:p text:style-name="P16"/>
      <text:p text:style-name="P14"><text:span text:style-name="T15">class</text:span> <text:span text:style-name="T20">Pizza</text:span>(<text:span text:style-name="T20">models</text:span>.<text:span text:style-name="T20">Model</text:span>):</text:p>
      <text:p text:style-name="P15"><text:s text:c="4"/><text:span text:style-name="T19"># ...</text:span></text:p>
      <text:p text:style-name="P15"><text:s text:c="4"/><text:span text:style-name="T12">toppings </text:span><text:span text:style-name="T16">=</text:span><text:span text:style-name="T12"> models.ManyToManyField(Topping)</text:span></text:p>
      <text:p text:style-name="P9"><text:span text:style-name="Emphasis"><text:span text:style-name="T2">Note that the </text:span></text:span><text:span text:style-name="Emphasis"><text:span text:style-name="Source_20_Text"><text:span text:style-name="T6">ManyToManyField</text:span></text:span></text:span><text:span text:style-name="Emphasis"><text:span text:style-name="T2"> is </text:span></text:span><text:span text:style-name="Emphasis"><text:span text:style-name="Strong_20_Emphasis"><text:span text:style-name="T3">only defined in one model</text:span></text:span></text:span><text:span text:style-name="Emphasis"><text:span text:style-name="T2">. It doesn't matter which model has the field, but if in doubt, it should be in the model that will be interacted with in a form.</text:span></text:span></text:p>
      <text:list xml:id="list3288645301" text:style-name="L18">
        <text:list-item>
          <text:p text:style-name="P43"><text:span text:style-name="T2">Although Django provides a </text:span><text:span text:style-name="Source_20_Text"><text:span text:style-name="T6">OneToOneField</text:span></text:span><text:span text:style-name="T2"> relation, a one-to-one relationship can also be defined by adding the kwarg of </text:span><text:span text:style-name="Source_20_Text"><text:span text:style-name="T6">unique = True</text:span></text:span><text:span text:style-name="T2"> to a model's </text:span><text:span text:style-name="Source_20_Text"><text:span text:style-name="T6">ForeignKey</text:span></text:span><text:span text:style-name="T2">:</text:span></text:p>
        </text:list-item>
      </text:list>
      <text:p text:style-name="P7">ForeignKey(SomeModel, <text:span text:style-name="T22">unique</text:span><text:span text:style-name="T15">=</text:span><text:span text:style-name="T13">True</text:span>)</text:p>
      <text:list xml:id="list2287306291" text:style-name="L19">
        <text:list-item>
          <text:p text:style-name="P62"><text:span text:style-name="T2">For more detail, the </text:span><text:a xlink:type="simple" xlink:href="https://docs.djangoproject.com/en/2.0/topics/db/models/" text:style-name="Internet_20_link" text:visited-style-name="Visited_20_Internet_20_Link"><text:span text:style-name="T11">official documentation for database models</text:span></text:a><text:span text:style-name="T2"> provides a lot of useful information and examples.</text:span></text:p>
        </text:list-item>
      </text:list>
      <text:h text:style-name="P1" text:outline-level="2"><text:bookmark text:name="user-content-postbox-creating-model-objects-and-queries"/><draw:frame draw:style-name="fr1" draw:name="Image15" text:anchor-type="as-char" svg:width="0.2083in" svg:height="0.2083in" draw:z-index="14"><draw:image xlink:href="Pictures/1000020100000040000000401B4C2C8B8E04B878.png" xlink:type="simple" xlink:show="embed" xlink:actuate="onLoad" loext:mime-type="image/png"/><svg:title>postbox</svg:title></draw:frame> <text:span text:style-name="T1">Creating model objects and queries</text:span></text:h>
      <text:list xml:id="list1202537500" text:style-name="L20">
        <text:list-item>
          <text:p text:style-name="P44"><text:span text:style-name="T2">Example </text:span><text:span text:style-name="Source_20_Text"><text:span text:style-name="T6">models.py</text:span></text:span><text:span text:style-name="T2"> file:</text:span></text:p>
        </text:list-item>
      </text:list>
      <text:p text:style-name="P7"><text:span text:style-name="T15">from</text:span> django.db <text:span text:style-name="T15">import</text:span> models</text:p>
      <text:p text:style-name="P16"/>
      <text:p text:style-name="P14"><text:span text:style-name="T15">class</text:span> <text:span text:style-name="T20">Blog</text:span>(<text:span text:style-name="T20">models</text:span>.<text:span text:style-name="T20">Model</text:span>):</text:p>
      <text:p text:style-name="P15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15"><text:s text:c="4"/><text:span text:style-name="T12">tagline </text:span><text:span text:style-name="T16">=</text:span><text:span text:style-name="T12"> models.TextField()</text:span></text:p>
      <text:p text:style-name="P16"/>
      <text:p text:style-name="P15"><text:s text:c="4"/><text:span text:style-name="T16">def</text:span><text:span text:style-name="T12"> </text:span><text:span text:style-name="T14">__str__</text:span><text:span text:style-name="T12">(self):</text:span></text:p>
      <text:p text:style-name="P15"><text:s text:c="8"/><text:span text:style-name="T16">return</text:span><text:span text:style-name="T12"> </text:span><text:span text:style-name="T14">self</text:span><text:span text:style-name="T12">.name</text:span></text:p>
      <text:p text:style-name="P16"/>
      <text:p text:style-name="P14"><text:span text:style-name="T15">class</text:span> <text:span text:style-name="T20">Author</text:span>(<text:span text:style-name="T20">models</text:span>.<text:span text:style-name="T20">Model</text:span>):</text:p>
      <text:p text:style-name="P15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200</text:span><text:span text:style-name="T12">)</text:span></text:p>
      <text:p text:style-name="P15"><text:s text:c="4"/><text:span text:style-name="T12">email </text:span><text:span text:style-name="T16">=</text:span><text:span text:style-name="T12"> models.EmailField()</text:span></text:p>
      <text:p text:style-name="P16"/>
      <text:p text:style-name="P15"><text:s text:c="4"/><text:span text:style-name="T16">def</text:span><text:span text:style-name="T12"> </text:span><text:span text:style-name="T14">__str__</text:span><text:span text:style-name="T12">(self):</text:span></text:p>
      <text:p text:style-name="P15"><text:s text:c="8"/><text:span text:style-name="T16">return</text:span><text:span text:style-name="T12"> </text:span><text:span text:style-name="T14">self</text:span><text:span text:style-name="T12">.name</text:span></text:p>
      <text:p text:style-name="P16"/>
      <text:p text:style-name="P14"><text:span text:style-name="T15">class</text:span> <text:span text:style-name="T20">Entry</text:span>(<text:span text:style-name="T20">models</text:span>.<text:span text:style-name="T20">Model</text:span>):</text:p>
      <text:p text:style-name="P15"><text:s text:c="4"/><text:span text:style-name="T12">blog </text:span><text:span text:style-name="T16">=</text:span><text:span text:style-name="T12"> models.ForeignKey(Blog, </text:span><text:span text:style-name="T23">on_delete</text:span><text:span text:style-name="T16">=</text:span><text:span text:style-name="T12">models.</text:span><text:span text:style-name="T14">CASCADE</text:span><text:span text:style-name="T12">)</text:span></text:p>
      <text:p text:style-name="P15"><text:s text:c="4"/><text:span text:style-name="T12">headline </text:span><text:span text:style-name="T16">=</text:span><text:span text:style-name="T12"> models.CharField(</text:span><text:span text:style-name="T23">max_length</text:span><text:span text:style-name="T16">=</text:span><text:span text:style-name="T14">255</text:span><text:span text:style-name="T12">)</text:span></text:p>
      <text:p text:style-name="P15"><text:s text:c="4"/><text:span text:style-name="T12">body_text </text:span><text:span text:style-name="T16">=</text:span><text:span text:style-name="T12"> models.TextField()</text:span></text:p>
      <text:p text:style-name="P15"><text:s text:c="4"/><text:span text:style-name="T12">pub_date </text:span><text:span text:style-name="T16">=</text:span><text:span text:style-name="T12"> models.DateField()</text:span></text:p>
      <text:p text:style-name="P15"><text:s text:c="4"/><text:span text:style-name="T12">mod_date </text:span><text:span text:style-name="T16">=</text:span><text:span text:style-name="T12"> models.DateField()</text:span></text:p>
      <text:p text:style-name="P15"><text:s text:c="4"/><text:span text:style-name="T12">authors </text:span><text:span text:style-name="T16">=</text:span><text:span text:style-name="T12"> models.ManyToManyField(Author)</text:span></text:p>
      <text:p text:style-name="P15"><text:s text:c="4"/><text:span text:style-name="T12">n_comments </text:span><text:span text:style-name="T16">=</text:span><text:span text:style-name="T12"> models.IntegerField()</text:span></text:p>
      <text:p text:style-name="P15"><text:s text:c="4"/><text:span text:style-name="T12">n_pingbacks </text:span><text:span text:style-name="T16">=</text:span><text:span text:style-name="T12"> models.IntegerField()</text:span></text:p>
      <text:p text:style-name="P15"><text:soft-page-break/><text:s text:c="4"/><text:span text:style-name="T12">rating </text:span><text:span text:style-name="T16">=</text:span><text:span text:style-name="T12"> models.IntegerField()</text:span></text:p>
      <text:p text:style-name="P16"/>
      <text:p text:style-name="P15"><text:s text:c="4"/><text:span text:style-name="T16">def</text:span><text:span text:style-name="T12"> </text:span><text:span text:style-name="T14">__str__</text:span><text:span text:style-name="T12">(self):</text:span></text:p>
      <text:p text:style-name="P15"><text:s text:c="8"/><text:span text:style-name="T16">return</text:span><text:span text:style-name="T12"> </text:span><text:span text:style-name="T14">self</text:span><text:span text:style-name="T12">.headline</text:span></text:p>
      <text:list xml:id="list2146413240" text:style-name="L21">
        <text:list-item>
          <text:p text:style-name="P59">To create an object within the shell:</text:p>
        </text:list-item>
      </text:list>
      <text:p text:style-name="P8"><text:span text:style-name="Source_20_Text"><text:span text:style-name="T7">$ python manage.py shell</text:span></text:span></text:p>
      <text:p text:style-name="P7"><text:span text:style-name="T15">&gt;&gt;&gt;</text:span> <text:span text:style-name="T15">from</text:span> blog.models <text:span text:style-name="T15">import</text:span> Blog</text:p>
      <text:p text:style-name="P14"><text:span text:style-name="T15">&gt;&gt;&gt;</text:span> b <text:span text:style-name="T15">=</text:span> Blog(<text:span text:style-name="T22">name</text:span><text:span text:style-name="T15">=</text:span><text:span text:style-name="T17">'Beatles Blog'</text:span>, <text:span text:style-name="T22">tagline</text:span><text:span text:style-name="T15">=</text:span><text:span text:style-name="T17">'All the latest Beatles news.'</text:span>)</text:p>
      <text:p text:style-name="P14"><text:span text:style-name="T15">&gt;&gt;&gt;</text:span> b.save()</text:p>
      <text:list xml:id="list1556645236" text:style-name="L22">
        <text:list-item>
          <text:p text:style-name="P60">To save a change in an object:</text:p>
        </text:list-item>
      </text:list>
      <text:p text:style-name="P7"><text:span text:style-name="T15">&gt;&gt;&gt;</text:span> b.name <text:span text:style-name="T15">=</text:span> <text:span text:style-name="T17">'The Best Beatles Blog'</text:span></text:p>
      <text:p text:style-name="P14"><text:span text:style-name="T15">&gt;&gt;&gt;</text:span> b.save()</text:p>
      <text:list xml:id="list2932371724" text:style-name="L23">
        <text:list-item>
          <text:p text:style-name="P61">To retrieve objects:</text:p>
        </text:list-item>
      </text:list>
      <text:p text:style-name="P7"><text:span text:style-name="T15">&gt;&gt;&gt;</text:span> all_entries <text:span text:style-name="T15">=</text:span> Entry.objects.all()</text:p>
      <text:p text:style-name="P14"><text:span text:style-name="T15">&gt;&gt;&gt;</text:span> indexed_entry <text:span text:style-name="T15">=</text:span> Entry.objects.get(<text:span text:style-name="T22">pk</text:span><text:span text:style-name="T15">=</text:span><text:span text:style-name="T13">1</text:span>)</text:p>
      <text:p text:style-name="P14"><text:span text:style-name="T15">&gt;&gt;&gt;</text:span> find_entry <text:span text:style-name="T15">=</text:span> Entry.objects.filter(<text:span text:style-name="T22">name</text:span><text:span text:style-name="T15">=</text:span><text:span text:style-name="T17">'Beatles Blog'</text:span>)</text:p>
      <text:h text:style-name="P1" text:outline-level="2"><text:bookmark text:name="user-content-man-using-the-admin-page"/><draw:frame draw:style-name="fr1" draw:name="Image16" text:anchor-type="as-char" svg:width="0.2083in" svg:height="0.2083in" draw:z-index="15"><draw:image xlink:href="Pictures/10000201000000400000004031B80100F7116654.png" xlink:type="simple" xlink:show="embed" xlink:actuate="onLoad" loext:mime-type="image/png"/><svg:title>man</svg:title></draw:frame> <text:span text:style-name="T1">Using the Admin page</text:span></text:h>
      <text:list xml:id="list1729043958" text:style-name="L24">
        <text:list-item>
          <text:p text:style-name="P45"><text:span text:style-name="T2">To create a </text:span><text:span text:style-name="Source_20_Text"><text:span text:style-name="T6">superuser</text:span></text:span><text:span text:style-name="T2">:</text:span></text:p>
        </text:list-item>
      </text:list>
      <text:p text:style-name="P7">$ python manage.py createsuperuser</text:p>
      <text:list xml:id="list1305061297" text:style-name="L25">
        <text:list-item>
          <text:p text:style-name="P46"><text:span text:style-name="T2">To add a model to the Admin page include the following in </text:span><text:span text:style-name="Source_20_Text"><text:span text:style-name="T6">admin.py</text:span></text:span><text:span text:style-name="T2">:</text:span></text:p>
        </text:list-item>
      </text:list>
      <text:p text:style-name="P7"><text:span text:style-name="T15">from</text:span> django.contrib <text:span text:style-name="T15">import</text:span> admin</text:p>
      <text:p text:style-name="P14"><text:span text:style-name="T15">from</text:span> .models <text:span text:style-name="T15">import</text:span> Author, Book</text:p>
      <text:p text:style-name="P16"/>
      <text:p text:style-name="P14">admin.site.register(Author)</text:p>
      <text:p text:style-name="P14">admin.site.register(Book)</text:p>
      <text:p text:style-name="P5"><text:span text:style-name="T8"> cheat-sheet for creating web apps with the Django framework using the Python language. Most of the summaries and examples are based off </text:span><text:a xlink:type="simple" xlink:href="https://docs.djangoproject.com/en/2.0/" text:style-name="Internet_20_link" text:visited-style-name="Visited_20_Internet_20_Link"><text:span text:style-name="T10">the official documentation</text:span></text:a><text:span text:style-name="T8"> for Django v2.0.</text:span></text:p>
      <text:h text:style-name="P3" text:outline-level="2"><text:bookmark text:name="user-content-sections"/>Sections</text:h>
      <text:list xml:id="list3924501909" text:style-name="L26">
        <text:list-item>
          <text:p text:style-name="P63"><text:span text:style-name="T8"><draw:frame draw:style-name="fr1" draw:name="Image1" text:anchor-type="as-char" svg:width="0.2083in" svg:height="0.2083in" draw:z-index="0"><draw:image xlink:href="Pictures/100002010000004000000040E32E2335F657FA9E.png" xlink:type="simple" xlink:show="embed" xlink:actuate="onLoad" loext:mime-type="image/png"/><svg:title>snake</svg:title></draw:frame></text:span><text:span text:style-name="T8"> </text:span><text:a xlink:type="simple" xlink:href="https://github.com/lucrae/django-cheat-sheet#snake-initializing-pipenv-optional" text:style-name="Internet_20_link" text:visited-style-name="Visited_20_Internet_20_Link"><text:span text:style-name="T10">Initializing pipenv</text:span></text:a><text:span text:style-name="T8"> (optional)</text:span></text:p>
        </text:list-item>
        <text:list-item>
          <text:p text:style-name="P63"><text:span text:style-name="T8"><draw:frame draw:style-name="fr1" draw:name="Image2" text:anchor-type="as-char" svg:width="0.2083in" svg:height="0.2083in" draw:z-index="1"><draw:image xlink:href="Pictures/1000020100000040000000409654F40143EF6A7D.png" xlink:type="simple" xlink:show="embed" xlink:actuate="onLoad" loext:mime-type="image/png"/><svg:title>blue_book</svg:title></draw:frame></text:span><text:span text:style-name="T8"> </text:span><text:a xlink:type="simple" xlink:href="https://github.com/lucrae/django-cheat-sheet#blue_book-creating-a-project" text:style-name="Internet_20_link" text:visited-style-name="Visited_20_Internet_20_Link"><text:span text:style-name="T10">Creating a project</text:span></text:a></text:p>
        </text:list-item>
        <text:list-item>
          <text:p text:style-name="P63"><text:span text:style-name="T8"><draw:frame draw:style-name="fr1" draw:name="Image3" text:anchor-type="as-char" svg:width="0.2083in" svg:height="0.2083in" draw:z-index="2"><draw:image xlink:href="Pictures/10000201000000400000004058CCB3972E23FAF8.png" xlink:type="simple" xlink:show="embed" xlink:actuate="onLoad" loext:mime-type="image/png"/><svg:title>page_with_curl</svg:title></draw:frame></text:span><text:span text:style-name="T8"> </text:span><text:a xlink:type="simple" xlink:href="https://github.com/lucrae/django-cheat-sheet#page_with_curl-creating-an-app" text:style-name="Internet_20_link" text:visited-style-name="Visited_20_Internet_20_Link"><text:span text:style-name="T10">Creating an app</text:span></text:a></text:p>
        </text:list-item>
        <text:list-item>
          <text:p text:style-name="P63"><text:span text:style-name="T8"><draw:frame draw:style-name="fr1" draw:name="Image4" text:anchor-type="as-char" svg:width="0.2083in" svg:height="0.2083in" draw:z-index="3"><draw:image xlink:href="Pictures/100002010000004000000040699E224DF37BC8CC.png" xlink:type="simple" xlink:show="embed" xlink:actuate="onLoad" loext:mime-type="image/png"/><svg:title>tv</svg:title></draw:frame></text:span><text:span text:style-name="T8"> </text:span><text:a xlink:type="simple" xlink:href="https://github.com/lucrae/django-cheat-sheet#tv-creating-a-view" text:style-name="Internet_20_link" text:visited-style-name="Visited_20_Internet_20_Link"><text:span text:style-name="T10">Creating a view</text:span></text:a></text:p>
        </text:list-item>
        <text:list-item>
          <text:p text:style-name="P63"><text:span text:style-name="T8"><draw:frame draw:style-name="fr1" draw:name="Image5" text:anchor-type="as-char" svg:width="0.2083in" svg:height="0.2083in" draw:z-index="4"><draw:image xlink:href="Pictures/1000020100000040000000407EC4C969717EDC0F.png" xlink:type="simple" xlink:show="embed" xlink:actuate="onLoad" loext:mime-type="image/png"/><svg:title>art</svg:title></draw:frame></text:span><text:span text:style-name="T8"> </text:span><text:a xlink:type="simple" xlink:href="https://github.com/lucrae/django-cheat-sheet#art-creating-a-template" text:style-name="Internet_20_link" text:visited-style-name="Visited_20_Internet_20_Link"><text:span text:style-name="T10">Creating a template</text:span></text:a></text:p>
        </text:list-item>
        <text:list-item>
          <text:p text:style-name="P63"><text:span text:style-name="T8"><draw:frame draw:style-name="fr1" draw:name="Image6" text:anchor-type="as-char" svg:width="0.2083in" svg:height="0.2083in" draw:z-index="5"><draw:image xlink:href="Pictures/10000201000000400000004086A469D9B9B83437.png" xlink:type="simple" xlink:show="embed" xlink:actuate="onLoad" loext:mime-type="image/png"/><svg:title>ticket</svg:title></draw:frame></text:span><text:span text:style-name="T8"> </text:span><text:a xlink:type="simple" xlink:href="https://github.com/lucrae/django-cheat-sheet#ticket-creating-a-model" text:style-name="Internet_20_link" text:visited-style-name="Visited_20_Internet_20_Link"><text:span text:style-name="T10">Creating a model</text:span></text:a></text:p>
        </text:list-item>
        <text:list-item>
          <text:p text:style-name="P63"><text:span text:style-name="T8"><draw:frame draw:style-name="fr1" draw:name="Image7" text:anchor-type="as-char" svg:width="0.2083in" svg:height="0.2083in" draw:z-index="6"><draw:image xlink:href="Pictures/1000020100000040000000401B4C2C8B8E04B878.png" xlink:type="simple" xlink:show="embed" xlink:actuate="onLoad" loext:mime-type="image/png"/><svg:title>postbox</svg:title></draw:frame></text:span><text:span text:style-name="T8"> </text:span><text:a xlink:type="simple" xlink:href="https://github.com/lucrae/django-cheat-sheet#postbox-creating-model-objects-and-queries" text:style-name="Internet_20_link" text:visited-style-name="Visited_20_Internet_20_Link"><text:span text:style-name="T10">Creating model objects and queries</text:span></text:a></text:p>
        </text:list-item>
        <text:list-item>
          <text:p text:style-name="P63"><text:span text:style-name="T8"><draw:frame draw:style-name="fr1" draw:name="Image8" text:anchor-type="as-char" svg:width="0.2083in" svg:height="0.2083in" draw:z-index="7"><draw:image xlink:href="Pictures/10000201000000400000004031B80100F7116654.png" xlink:type="simple" xlink:show="embed" xlink:actuate="onLoad" loext:mime-type="image/png"/><svg:title>man</svg:title></draw:frame></text:span><text:span text:style-name="T8"> </text:span><text:a xlink:type="simple" xlink:href="https://github.com/lucrae/django-cheat-sheet#man-using-the-admin-page" text:style-name="Internet_20_link" text:visited-style-name="Visited_20_Internet_20_Link"><text:span text:style-name="T10">Using the Admin page</text:span></text:a></text:p>
        </text:list-item>
      </text:list>
      <text:h text:style-name="P3" text:outline-level="2"><text:bookmark text:name="user-content-snake-initializing-pipenv-optional"/><draw:frame draw:style-name="fr1" draw:name="Image9" text:anchor-type="as-char" svg:width="0.2083in" svg:height="0.2083in" draw:z-index="8"><draw:image xlink:href="Pictures/100002010000004000000040E32E2335F657FA9E.png" xlink:type="simple" xlink:show="embed" xlink:actuate="onLoad" loext:mime-type="image/png"/><svg:title>snake</svg:title></draw:frame> <text:span text:style-name="T1">Initializing pipenv (optional)</text:span></text:h>
      <text:list xml:id="list2719735873" text:style-name="L27">
        <text:list-item>
          <text:p text:style-name="P47"><text:span text:style-name="T8">Make main folder with </text:span><text:span text:style-name="Source_20_Text"><text:span text:style-name="T8">$ mkdir &lt;folder&gt;</text:span></text:span><text:span text:style-name="T8"> and navigate to it with </text:span><text:span text:style-name="Source_20_Text"><text:span text:style-name="T8">$ cd &lt;folder&gt;</text:span></text:span></text:p>
        </text:list-item>
        <text:list-item>
          <text:p text:style-name="P47"><text:span text:style-name="T8">Initialize pipenv with </text:span><text:span text:style-name="Source_20_Text"><text:span text:style-name="T8">$ pipenv install</text:span></text:span></text:p>
        </text:list-item>
        <text:list-item>
          <text:p text:style-name="P47"><text:span text:style-name="T8">Enter pipenv shell with </text:span><text:span text:style-name="Source_20_Text"><text:span text:style-name="T8">$ pipenv shell</text:span></text:span></text:p>
        </text:list-item>
        <text:list-item>
          <text:p text:style-name="P47"><text:span text:style-name="T8">Install django with </text:span><text:span text:style-name="Source_20_Text"><text:span text:style-name="T8">$ pipenv install django</text:span></text:span></text:p>
        </text:list-item>
        <text:list-item>
          <text:p text:style-name="P47"><text:span text:style-name="T8">Install other package dependencies with </text:span><text:span text:style-name="Source_20_Text"><text:span text:style-name="T8">$ pipenv install &lt;package_name&gt;</text:span></text:span></text:p>
        </text:list-item>
      </text:list>
      <text:h text:style-name="P3" text:outline-level="2"><text:bookmark text:name="user-content-blue_book-creating-a-project"/><draw:frame draw:style-name="fr1" draw:name="Image10" text:anchor-type="as-char" svg:width="0.2083in" svg:height="0.2083in" draw:z-index="9"><draw:image xlink:href="Pictures/1000020100000040000000409654F40143EF6A7D.png" xlink:type="simple" xlink:show="embed" xlink:actuate="onLoad" loext:mime-type="image/png"/><svg:title>blue_book</svg:title></draw:frame> <text:span text:style-name="T1">Creating a project</text:span></text:h>
      <text:list xml:id="list2023109600" text:style-name="L28">
        <text:list-item>
          <text:p text:style-name="P48"><text:span text:style-name="T8">Navigate to main folder with </text:span><text:span text:style-name="Source_20_Text"><text:span text:style-name="T8">$ cd &lt;folder&gt;</text:span></text:span></text:p>
        </text:list-item>
        <text:list-item>
          <text:p text:style-name="P48"><text:span text:style-name="T8">Create project with </text:span><text:span text:style-name="Source_20_Text"><text:span text:style-name="T8">$ django-admin startproject &lt;project_name&gt;</text:span></text:span></text:p>
        </text:list-item>
      </text:list>
      <text:p text:style-name="P4">The project directory should look like this:</text:p>
      <text:p text:style-name="P8"><text:soft-page-break/><text:span text:style-name="Source_20_Text"><text:span text:style-name="T9">project/</text:span></text:span></text:p>
      <text:p text:style-name="P16"><text:span text:style-name="Source_20_Text"><text:span text:style-name="T9"><text:s text:c="4"/>manage.py</text:span></text:span></text:p>
      <text:p text:style-name="P16"><text:span text:style-name="Source_20_Text"><text:span text:style-name="T9"><text:s text:c="4"/>project/</text:span></text:span></text:p>
      <text:p text:style-name="P16"><text:span text:style-name="Source_20_Text"><text:span text:style-name="T9"><text:s text:c="8"/>__init__.py</text:span></text:span></text:p>
      <text:p text:style-name="P16"><text:span text:style-name="Source_20_Text"><text:span text:style-name="T9"><text:s text:c="8"/>settings.py</text:span></text:span></text:p>
      <text:p text:style-name="P16"><text:span text:style-name="Source_20_Text"><text:span text:style-name="T9"><text:s text:c="8"/>urls.py</text:span></text:span></text:p>
      <text:p text:style-name="P16"><text:span text:style-name="Source_20_Text"><text:span text:style-name="T9"><text:s text:c="8"/>wsgi.py</text:span></text:span></text:p>
      <text:list xml:id="list3686744755" text:style-name="L29">
        <text:list-item>
          <text:p text:style-name="P49"><text:span text:style-name="T8">Run the development server with </text:span><text:span text:style-name="Source_20_Text"><text:span text:style-name="T8">$ python manage.py runserver</text:span></text:span><text:span text:style-name="T8"> within the project directory</text:span></text:p>
        </text:list-item>
        <text:list-item>
          <text:p text:style-name="P49"><text:span text:style-name="T8">If you want your </text:span><text:span text:style-name="Source_20_Text"><text:span text:style-name="T8">SECRET_KEY</text:span></text:span><text:span text:style-name="T8"> to be more secure, you can set it to reference an environment variable</text:span></text:p>
        </text:list-item>
        <text:list-item>
          <text:p text:style-name="P49"><text:span text:style-name="T8">In the </text:span><text:span text:style-name="Source_20_Text"><text:span text:style-name="T8">settings.py</text:span></text:span><text:span text:style-name="T8"> file within the project directory change the </text:span><text:span text:style-name="Source_20_Text"><text:span text:style-name="T8">SECRET_KEY</text:span></text:span><text:span text:style-name="T8"> line to the following:</text:span></text:p>
        </text:list-item>
      </text:list>
      <text:p text:style-name="P6"><text:span text:style-name="T13">SECRET_KEY</text:span> <text:span text:style-name="T15">=</text:span> os.environ.get(<text:span text:style-name="T17">'SECRET_KEY'</text:span>)</text:p>
      <text:list xml:id="list1820803459" text:style-name="L30">
        <text:list-item>
          <text:p text:style-name="P64">To quickly generate a random hex for your secret key:</text:p>
        </text:list-item>
      </text:list>
      <text:p text:style-name="P6"><text:span text:style-name="T15">&gt;&gt;&gt;</text:span> <text:span text:style-name="T15">import</text:span> secrets</text:p>
      <text:p text:style-name="P13"><text:span text:style-name="T15">&gt;&gt;&gt;</text:span> secrets.token_hex()</text:p>
      <text:list xml:id="list4251145587" text:style-name="L31">
        <text:list-item>
          <text:p text:style-name="P50"><text:span text:style-name="T8">You can set this environment variable in your shell with </text:span><text:span text:style-name="Source_20_Text"><text:span text:style-name="T8">export SECRET_KEY=&lt;secret_key&gt;</text:span></text:span></text:p>
        </text:list-item>
      </text:list>
      <text:h text:style-name="P3" text:outline-level="2"><text:bookmark text:name="user-content-page_with_curl-creating-an-app"/><draw:frame draw:style-name="fr1" draw:name="Image11" text:anchor-type="as-char" svg:width="0.2083in" svg:height="0.2083in" draw:z-index="10"><draw:image xlink:href="Pictures/10000201000000400000004058CCB3972E23FAF8.png" xlink:type="simple" xlink:show="embed" xlink:actuate="onLoad" loext:mime-type="image/png"/><svg:title>page_with_curl</svg:title></draw:frame> <text:span text:style-name="T1">Creating an app</text:span></text:h>
      <text:list xml:id="list3769849248" text:style-name="L32">
        <text:list-item>
          <text:p text:style-name="P51"><text:span text:style-name="T8">Navigate to the outer project folder </text:span><text:span text:style-name="Source_20_Text"><text:span text:style-name="T8">$ cd &lt;outer_project_folder&gt;</text:span></text:span></text:p>
        </text:list-item>
        <text:list-item>
          <text:p text:style-name="P51"><text:span text:style-name="T8">Create app with </text:span><text:span text:style-name="Source_20_Text"><text:span text:style-name="T8">$ python manage.py startapp &lt;app_name&gt;</text:span></text:span></text:p>
        </text:list-item>
        <text:list-item>
          <text:p text:style-name="P51"><text:span text:style-name="T8">Inside the </text:span><text:span text:style-name="Source_20_Text"><text:span text:style-name="T8">app</text:span></text:span><text:span text:style-name="T8"> folder, create a file called </text:span><text:span text:style-name="Source_20_Text"><text:span text:style-name="T8">urls.py</text:span></text:span></text:p>
        </text:list-item>
      </text:list>
      <text:p text:style-name="P4">The project directory should now look like this:</text:p>
      <text:p text:style-name="P8"><text:span text:style-name="Source_20_Text"><text:span text:style-name="T9">project/</text:span></text:span></text:p>
      <text:p text:style-name="P16"><text:span text:style-name="Source_20_Text"><text:span text:style-name="T9"><text:s text:c="4"/>manage.py</text:span></text:span></text:p>
      <text:p text:style-name="P16"><text:span text:style-name="Source_20_Text"><text:span text:style-name="T9"><text:s text:c="4"/>db.sqlite3</text:span></text:span></text:p>
      <text:p text:style-name="P16"><text:span text:style-name="Source_20_Text"><text:span text:style-name="T9"><text:s text:c="4"/>project/</text:span></text:span></text:p>
      <text:p text:style-name="P16"><text:span text:style-name="Source_20_Text"><text:span text:style-name="T9"><text:s text:c="8"/>__init__.py</text:span></text:span></text:p>
      <text:p text:style-name="P16"><text:span text:style-name="Source_20_Text"><text:span text:style-name="T9"><text:s text:c="8"/>settings.py</text:span></text:span></text:p>
      <text:p text:style-name="P16"><text:span text:style-name="Source_20_Text"><text:span text:style-name="T9"><text:s text:c="8"/>urls.py</text:span></text:span></text:p>
      <text:p text:style-name="P16"><text:span text:style-name="Source_20_Text"><text:span text:style-name="T9"><text:s text:c="8"/>wsgi.py</text:span></text:span></text:p>
      <text:p text:style-name="P16"><text:span text:style-name="Source_20_Text"><text:span text:style-name="T9"><text:s text:c="4"/>app/</text:span></text:span></text:p>
      <text:p text:style-name="P16"><text:span text:style-name="Source_20_Text"><text:span text:style-name="T9"><text:s text:c="8"/>migrations/</text:span></text:span></text:p>
      <text:p text:style-name="P16"><text:span text:style-name="Source_20_Text"><text:span text:style-name="T9"><text:s text:c="12"/>__init__.py</text:span></text:span></text:p>
      <text:p text:style-name="P16"><text:span text:style-name="Source_20_Text"><text:span text:style-name="T9"><text:s text:c="8"/>__init__.py</text:span></text:span></text:p>
      <text:p text:style-name="P16"><text:span text:style-name="Source_20_Text"><text:span text:style-name="T9"><text:s text:c="8"/>admin.py</text:span></text:span></text:p>
      <text:p text:style-name="P16"><text:span text:style-name="Source_20_Text"><text:span text:style-name="T9"><text:s text:c="8"/>apps.py</text:span></text:span></text:p>
      <text:p text:style-name="P16"><text:span text:style-name="Source_20_Text"><text:span text:style-name="T9"><text:s text:c="8"/>models.py</text:span></text:span></text:p>
      <text:p text:style-name="P16"><text:span text:style-name="Source_20_Text"><text:span text:style-name="T9"><text:s text:c="8"/>tests.py</text:span></text:span></text:p>
      <text:p text:style-name="P16"><text:span text:style-name="Source_20_Text"><text:span text:style-name="T9"><text:s text:c="8"/>urls.py</text:span></text:span></text:p>
      <text:p text:style-name="P16"><text:span text:style-name="Source_20_Text"><text:span text:style-name="T9"><text:s text:c="8"/>views.py</text:span></text:span></text:p>
      <text:list xml:id="list1818170391" text:style-name="L33">
        <text:list-item>
          <text:p text:style-name="P52"><text:span text:style-name="T8">To include this app in your project, add your app to the project's </text:span><text:span text:style-name="Source_20_Text"><text:span text:style-name="T8">settings.py</text:span></text:span><text:span text:style-name="T8"> file by adding its name to the </text:span><text:span text:style-name="Source_20_Text"><text:span text:style-name="T8">INSTALLED_APPS</text:span></text:span><text:span text:style-name="T8"> list:</text:span></text:p>
        </text:list-item>
      </text:list>
      <text:p text:style-name="P6"><text:span text:style-name="T13">INSTALLED_APPS</text:span> <text:span text:style-name="T15">=</text:span> [</text:p>
      <text:p text:style-name="P13"><text:s text:c="8"/><text:span text:style-name="T18">'app'</text:span><text:span text:style-name="T12">,</text:span></text:p>
      <text:p text:style-name="P13"><text:s text:c="8"/><text:span text:style-name="T19"># ...</text:span></text:p>
      <text:p text:style-name="P13">]</text:p>
      <text:list xml:id="list34094173" text:style-name="L34">
        <text:list-item>
          <text:p text:style-name="P65">To migrate changes over:</text:p>
        </text:list-item>
      </text:list>
      <text:p text:style-name="P6">$ python manage.py migrate</text:p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01in" fo:margin-right="0.2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09:40.919921412</meta:creation-date>
    <meta:generator>LibreOffice/6.0.7.3$Linux_X86_64 LibreOffice_project/00m0$Build-3</meta:generator>
    <dc:date>2020-03-11T19:56:26.628106099</dc:date>
    <meta:editing-duration>PT1H41M12S</meta:editing-duration>
    <meta:editing-cycles>21</meta:editing-cycles>
    <meta:document-statistic meta:table-count="2" meta:image-count="16" meta:object-count="0" meta:page-count="8" meta:paragraph-count="299" meta:word-count="1405" meta:character-count="10099" meta:non-whitespace-character-count="8537"/>
  </office:meta>
</office:document-meta>
</file>